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1cm"/>
    </style:style>
    <style:style style:name="Tabla1.B" style:family="table-column">
      <style:table-column-properties style:column-width="12.261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A5" style:family="table-cell">
      <style:table-cell-properties fo:background-color="#d9d9d9" fo:padding="0cm" fo:border-left="0.6pt solid #000000" fo:border-right="0.6pt solid #000000" fo:border-top="none" fo:border-bottom="0.6pt solid #000000">
        <style:background-image/>
      </style:table-cell-properties>
    </style:style>
    <style:style style:name="Tabla1.B5" style:family="table-cell">
      <style:table-cell-properties fo:padding="0cm" fo:border-left="0.6pt solid #000000" fo:border-right="0.6pt solid #000000" fo:border-top="none" fo:border-bottom="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1.B8" style:family="table-cell">
      <style:table-cell-properties fo:padding="0cm" fo:border="0.6pt solid #000000"/>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002cm"/>
    </style:style>
    <style:style style:name="Tabla2.B" style:family="table-column">
      <style:table-column-properties style:column-width="15.2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51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499cm"/>
    </style:style>
    <style:style style:name="Tabla3.B" style:family="table-column">
      <style:table-column-properties style:column-width="2.999cm"/>
    </style:style>
    <style:style style:name="Tabla3.C" style:family="table-column">
      <style:table-column-properties style:column-width="2.498cm"/>
    </style:style>
    <style:style style:name="Tabla3.D" style:family="table-column">
      <style:table-column-properties style:column-width="3.704cm"/>
    </style:style>
    <style:style style:name="Tabla3.F" style:family="table-column">
      <style:table-column-properties style:column-width="3.519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81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Default">
      <style:text-properties style:font-name="Calibri1" fo:font-size="9pt" style:font-size-asian="9pt" style:font-size-complex="9pt"/>
    </style:style>
    <style:style style:name="P9"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10" style:family="paragraph" style:parent-style-name="Default">
      <style:paragraph-properties fo:text-align="center" style:justify-single-word="false"/>
      <style:text-properties officeooo:paragraph-rsid="001865c7"/>
    </style:style>
    <style:style style:name="P11" style:family="paragraph" style:parent-style-name="Default">
      <style:text-properties style:font-name="Calibri2" fo:font-size="8pt" officeooo:paragraph-rsid="001865c7" style:font-size-asian="8pt" style:font-size-complex="8pt"/>
    </style:style>
    <style:style style:name="P12" style:family="paragraph" style:parent-style-name="Standard">
      <style:text-properties style:font-name="Calibri1"/>
    </style:style>
    <style:style style:name="P13" style:family="paragraph" style:parent-style-name="Standard">
      <style:text-properties style:font-name="Calibri1" fo:language="es" fo:country="ES"/>
    </style:style>
    <style:style style:name="P14" style:family="paragraph" style:parent-style-name="Standard">
      <style:paragraph-properties fo:text-align="center" style:justify-single-word="false"/>
      <style:text-properties style:font-name="Calibri1" fo:font-weight="bold" style:font-weight-asian="bold"/>
    </style:style>
    <style:style style:name="P15"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2.097cm"/>
        </style:tab-stops>
      </style:paragraph-properties>
    </style:style>
    <style:style style:name="P18" style:family="paragraph" style:parent-style-name="Standard">
      <style:text-properties style:font-name="Calibri2" officeooo:paragraph-rsid="001865c7"/>
    </style:style>
    <style:style style:name="P19"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20" style:family="paragraph" style:parent-style-name="Standard">
      <style:paragraph-properties fo:text-align="justify" style:justify-single-word="false"/>
      <style:text-properties fo:color="#292526" style:font-name="Calibri1" fo:language="es" fo:country="ES" style:font-name-complex="5485"/>
    </style:style>
    <style:style style:name="P21" style:family="paragraph" style:parent-style-name="Standard">
      <style:paragraph-properties fo:text-align="justify" style:justify-single-word="false">
        <style:tab-stops>
          <style:tab-stop style:position="0.75cm"/>
        </style:tab-stops>
      </style:paragraph-properties>
      <style:text-properties fo:color="#292526" style:font-name="Calibri1" fo:language="es" fo:country="ES" style:font-name-complex="5485"/>
    </style:style>
    <style:style style:name="P22" style:family="paragraph" style:parent-style-name="Standard">
      <style:paragraph-properties fo:margin-left="0cm" fo:margin-right="0cm" fo:text-indent="1.249cm" style:auto-text-indent="false"/>
    </style:style>
    <style:style style:name="P23" style:family="paragraph" style:parent-style-name="Standard">
      <style:paragraph-properties fo:margin-left="0.113cm" fo:margin-right="0cm" fo:text-indent="0cm" style:auto-text-indent="false"/>
    </style:style>
    <style:style style:name="P24"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25"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6"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7" style:family="paragraph" style:parent-style-name="Standard">
      <style:paragraph-properties fo:margin-left="0.113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28" style:family="paragraph" style:parent-style-name="Standard">
      <style:paragraph-properties fo:margin-left="0.065cm" fo:margin-right="0cm" fo:text-indent="0cm" style:auto-text-indent="false"/>
      <style:text-properties style:font-name="Calibri2" fo:font-size="10pt" fo:language="es" fo:country="ES" officeooo:paragraph-rsid="00165b83" style:font-name-asian="Arial1" style:font-size-asian="10pt" style:font-name-complex="Arial1" style:font-size-complex="10pt"/>
    </style:style>
    <style:style style:name="P29" style:family="paragraph" style:parent-style-name="Standard">
      <style:paragraph-properties fo:margin-left="0.065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30"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31"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32"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3"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34" style:family="paragraph" style:parent-style-name="Standard">
      <style:paragraph-properties fo:margin-left="0.065cm" fo:margin-right="0cm" fo:text-align="center" style:justify-single-word="false" fo:text-indent="0cm" style:auto-text-indent="false"/>
      <style:text-properties style:font-name="Calibri1" fo:font-size="9pt" officeooo:paragraph-rsid="001865c7" style:font-name-asian="Arial1" style:font-size-asian="9pt"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1865c7" style:font-name-asian="Arial1" style:font-size-asian="9pt" style:font-name-complex="Arial1" style:font-size-complex="9pt"/>
    </style:style>
    <style:style style:name="P36"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37" style:family="paragraph" style:parent-style-name="Standard">
      <style:paragraph-properties fo:margin-left="0.75cm" fo:margin-right="0cm" fo:text-align="justify" style:justify-single-word="false" fo:text-indent="0cm" style:auto-text-indent="false"/>
      <style:text-properties style:font-name="Calibri1" fo:font-size="9pt" style:rfc-language-tag="es-ES-u-co-trad" fo:language="es" fo:country="ES" style:font-size-asian="9pt" style:font-name-complex="Arial1" style:font-size-complex="9pt"/>
    </style:style>
    <style:style style:name="P38"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39"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0" style:family="paragraph" style:parent-style-name="Standard">
      <style:paragraph-properties fo:margin-left="-0.002cm" fo:margin-right="-0.09cm" fo:text-indent="0cm" style:auto-text-indent="false">
        <style:tab-stops>
          <style:tab-stop style:position="6.103cm"/>
        </style:tab-stops>
      </style:paragraph-properties>
    </style:style>
    <style:style style:name="P41" style:family="paragraph" style:parent-style-name="Standard">
      <style:paragraph-properties fo:margin-left="0.307cm" fo:margin-right="0cm" fo:text-indent="0cm" style:auto-text-indent="false"/>
      <style:text-properties style:font-name="Calibri1" style:font-name-asian="Arial1" style:font-name-complex="Arial1"/>
    </style:style>
    <style:style style:name="P42" style:family="paragraph" style:parent-style-name="Standard">
      <style:paragraph-properties fo:margin-left="0cm" fo:margin-right="0cm" fo:text-indent="0cm" style:auto-text-indent="false"/>
      <style:text-properties style:font-name="Calibri2" fo:font-size="10pt" officeooo:paragraph-rsid="00165b83" style:font-size-asian="10pt" style:font-size-complex="10pt"/>
    </style:style>
    <style:style style:name="P43" style:family="paragraph" style:parent-style-name="Standard">
      <style:paragraph-properties fo:margin-left="0cm" fo:margin-right="0cm" fo:text-indent="0cm" style:auto-text-indent="false"/>
      <style:text-properties style:font-name="Calibri2" fo:font-size="8pt" fo:language="es" fo:country="ES" officeooo:paragraph-rsid="001865c7" style:font-name-asian="Arial1" style:font-size-asian="8pt" style:font-name-complex="Arial1" style:font-size-complex="8pt"/>
    </style:style>
    <style:style style:name="P44" style:family="paragraph" style:parent-style-name="Standard" style:master-page-name="Standard">
      <style:paragraph-properties fo:margin-left="0cm" fo:margin-right="0cm" fo:text-indent="1.249cm" style:auto-text-indent="false" style:page-number="auto"/>
    </style:style>
    <style:style style:name="P45"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1" fo:font-size="9pt" style:rfc-language-tag="es-ES-u-co-trad" fo:language="es" fo:country="ES" style:font-size-asian="9pt" style:font-name-complex="Arial1" style:font-size-complex="9pt"/>
    </style:style>
    <style:style style:name="P46"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style>
    <style:style style:name="P47"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8"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9" style:family="paragraph" style:parent-style-name="Standard">
      <style:paragraph-properties fo:margin-left="0.113cm" fo:margin-right="0cm" fo:text-indent="0cm" style:auto-text-indent="false"/>
      <style:text-properties style:font-name="Calibri2" fo:font-size="10pt" fo:font-weight="bold" officeooo:rsid="009b8ff1" officeooo:paragraph-rsid="001dda6b" style:font-name-asian="Arial1" style:font-size-asian="10pt" style:font-weight-asian="bold" style:font-name-complex="Arial1" style:font-size-complex="10pt"/>
    </style:style>
    <style:style style:name="P50" style:family="paragraph" style:parent-style-name="Standard">
      <style:paragraph-properties fo:margin-left="0cm" fo:margin-right="0cm" fo:text-indent="0cm" style:auto-text-indent="false"/>
      <style:text-properties style:font-name="Calibri2" fo:font-size="10pt" officeooo:paragraph-rsid="001dda6b" style:font-size-asian="10pt" style:font-size-complex="10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65b83"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letter-spacing="-0.002cm" fo:font-weight="bold" style:font-name-asian="Arial1" style:font-weight-asian="bold"/>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font-weight="bold" officeooo:rsid="001865c7" style:font-name-asian="Arial1" style:font-weight-asian="bold"/>
    </style:style>
    <style:style style:name="T17"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8" style:family="text">
      <style:text-properties style:font-name="Calibri1" fo:letter-spacing="0.002cm" fo:font-weight="bold" style:font-name-asian="Arial1" style:font-weight-asian="bold" style:font-name-complex="Arial1"/>
    </style:style>
    <style:style style:name="T19" style:family="text">
      <style:text-properties style:font-name="Calibri1" fo:letter-spacing="0.002cm" fo:font-weight="bold" style:font-name-asian="Arial1" style:font-weight-asian="bold" style:font-name-complex="Arial1" style:text-scale="99%"/>
    </style:style>
    <style:style style:name="T2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1" style:family="text">
      <style:text-properties style:font-name="Calibri1" fo:letter-spacing="0.005cm" fo:font-weight="bold" style:font-name-asian="Arial1" style:font-weight-asian="bold" style:font-name-complex="Arial1"/>
    </style:style>
    <style:style style:name="T22"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3" style:family="text">
      <style:text-properties style:font-name="Calibri1" fo:letter-spacing="-0.025cm" fo:font-weight="bold" style:font-name-asian="Arial1" style:font-weight-asian="bold" style:font-name-complex="Arial1"/>
    </style:style>
    <style:style style:name="T24" style:family="text">
      <style:text-properties style:font-name="Calibri1" fo:letter-spacing="0.007cm" fo:font-weight="bold" style:font-name-asian="Arial1" style:font-weight-asian="bold" style:font-name-complex="Arial1" style:text-scale="99%"/>
    </style:style>
    <style:style style:name="T25" style:family="text">
      <style:text-properties style:font-name="Calibri1" fo:letter-spacing="-0.009cm" fo:font-weight="bold" style:font-name-asian="Arial1" style:font-weight-asian="bold" style:font-name-complex="Arial1" style:text-scale="99%"/>
    </style:style>
    <style:style style:name="T26" style:family="text">
      <style:text-properties style:font-name="Calibri1" fo:letter-spacing="0.004cm" fo:font-weight="bold" style:font-name-asian="Arial1" style:font-weight-asian="bold" style:font-name-complex="Arial1" style:text-scale="99%"/>
    </style:style>
    <style:style style:name="T27"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8" style:family="text">
      <style:text-properties style:font-name="Calibri1" fo:font-size="9pt" style:rfc-language-tag="es-ES-u-co-trad" fo:language="es" fo:country="ES" style:font-size-asian="9pt" style:font-name-complex="Arial1" style:font-size-complex="9pt"/>
    </style:style>
    <style:style style:name="T29" style:family="text">
      <style:text-properties style:font-name="Calibri1" fo:font-size="10pt" officeooo:rsid="0017837d" style:font-size-asian="10pt" style:font-size-complex="10pt"/>
    </style:style>
    <style:style style:name="T30" style:family="text">
      <style:text-properties style:font-name="Calibri1" fo:font-size="10pt" officeooo:rsid="001dda6b" style:font-size-asian="10pt" style:font-size-complex="10pt"/>
    </style:style>
    <style:style style:name="T31" style:family="text">
      <style:text-properties style:font-name="Calibri1" officeooo:rsid="00165b83"/>
    </style:style>
    <style:style style:name="T32" style:family="text">
      <style:text-properties style:font-name="Calibri1" fo:font-size="11pt" officeooo:rsid="00165b83" style:font-size-asian="11pt" style:font-size-complex="11pt"/>
    </style:style>
    <style:style style:name="T33" style:family="text">
      <style:text-properties style:font-name="Calibri1" fo:font-size="11pt" officeooo:rsid="0016820f" style:font-size-asian="11pt" style:font-size-complex="11pt"/>
    </style:style>
    <style:style style:name="T34" style:family="text">
      <style:text-properties fo:color="#292526" style:font-name="Calibri1" fo:language="es" fo:country="ES" officeooo:rsid="001c92b7" style:font-name-complex="5485"/>
    </style:style>
    <style:style style:name="T35" style:family="text">
      <style:text-properties fo:color="#292526" style:font-name="Calibri1" fo:language="es" fo:country="ES" officeooo:rsid="001dda6b" style:font-name-complex="5485"/>
    </style:style>
    <style:style style:name="T36" style:family="text">
      <style:text-properties fo:color="#000000" style:font-name="Calibri1" fo:language="es" fo:country="ES" officeooo:rsid="0017837d" style:font-name-asian="Calibri3" style:font-name-complex="Arial1" style:font-weight-complex="bold"/>
    </style:style>
    <style:style style:name="T37" style:family="text">
      <style:text-properties fo:color="#000000" style:font-name="Calibri1" fo:language="es" fo:country="ES" officeooo:rsid="001dda6b" style:font-name-asian="Calibri3" style:font-name-complex="Arial1" style:font-weight-complex="bold"/>
    </style:style>
    <style:style style:name="T38"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treatment_applicator1.name" text:name="py3o.o.treatment_applicator1.name"/>
        <text:user-field-decl office:value-type="string" office:string-value="treatment_applicator2.name" text:name="py3o.o.treatment_applicator2.name"/>
        <text:user-field-decl office:value-type="string" office:string-value="manager_id.identification_id" text:name="py3o.o.manager_id.identification_id"/>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id" text:name="py3o.o.signer_id"/>
        <text:user-field-decl office:value-type="string" office:string-value="signer_name" text:name="py3o.o.signer_name"/>
        <text:user-field-decl office:value-type="string" office:string-value="workcenter" text:name="py3o.o.workcenter"/>
      </text:user-field-decls>
      <text:p text:style-name="P44"><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24">Nombre:</text:p>
          </table:table-cell>
          <table:table-cell table:style-name="Tabla1.B1" office:value-type="string">
            <text:p text:style-name="P28"><text:user-field-get text:name="py3o.o.partner_id.commercial_partner_id.name">partner_id.name</text:user-field-get></text:p>
          </table:table-cell>
        </table:table-row>
        <table:table-row table:style-name="Tabla1.1">
          <table:table-cell table:style-name="Tabla1.A1" office:value-type="string">
            <text:p text:style-name="P24">Domicilio:</text:p>
          </table:table-cell>
          <table:table-cell table:style-name="Tabla1.B2" office:value-type="string">
            <text:p text:style-name="P28"><text:user-field-get text:name="py3o.o.address_invoice_id.street">address_invoice_id.street</text:user-field-get></text:p>
          </table:table-cell>
        </table:table-row>
        <table:table-row table:style-name="Tabla1.1">
          <table:table-cell table:style-name="Tabla1.A1" office:value-type="string">
            <text:p text:style-name="P24">N.I.F./C.I.F.:</text:p>
          </table:table-cell>
          <table:table-cell table:style-name="Tabla1.B3" office:value-type="string">
            <text:p text:style-name="P28"><text:user-field-get text:name="py3o.o.partner_id.vat">partner_id.vat</text:user-field-get></text:p>
          </table:table-cell>
        </table:table-row>
        <table:table-row table:style-name="Tabla1.1">
          <table:table-cell table:style-name="Tabla1.A1" office:value-type="string">
            <text:p text:style-name="P24">Teléfono / Fax:</text:p>
          </table:table-cell>
          <table:table-cell table:style-name="Tabla1.B4" office:value-type="string">
            <text:p text:style-name="P4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5" office:value-type="string">
            <text:p text:style-name="P49">Centro de Trabajo</text:p>
          </table:table-cell>
          <table:table-cell table:style-name="Tabla1.B5" office:value-type="string">
            <text:p text:style-name="P50"><text:s/><text:user-field-get text:name="py3o.o.workcenter">workcenter</text:user-field-get></text:p>
          </table:table-cell>
        </table:table-row>
        <table:table-row table:style-name="Tabla1.1">
          <table:table-cell table:style-name="Tabla1.A1" office:value-type="string">
            <text:p text:style-name="P24">Instalacion tratada</text:p>
          </table:table-cell>
          <table:table-cell table:style-name="Tabla1.B6" office:value-type="string">
            <text:p text:style-name="P23"><text:a xlink:type="simple" xlink:href="py3o://function=%22'%20,%20'.join(o.type_of_installation_id.mapped('name'))%22" text:style-name="Internet_20_link" text:visited-style-name="Visited_20_Internet_20_Link"><text:span text:style-name="T32">function="' , '.join(o.type_of_installation_id.mapped('name'))"</text:span></text:a></text:p>
          </table:table-cell>
        </table:table-row>
        <table:table-row table:style-name="Tabla1.1">
          <table:table-cell table:style-name="Tabla1.A1" office:value-type="string">
            <text:p text:style-name="P24">Instalación notificada a <text:s/>Aut. Comp.</text:p>
          </table:table-cell>
          <table:table-cell table:style-name="Tabla1.B7" office:value-type="string">
            <text:p text:style-name="P23"><text:a xlink:type="simple" xlink:href="py3o://function=%22o.date_of_notification%20and%20'Sí'%20or%20'No'%22" text:style-name="Internet_20_link" text:visited-style-name="Visited_20_Internet_20_Link"><text:span text:style-name="T33">function="o.date_of_notification and 'Sí' or 'No'"</text:span></text:a></text:p>
          </table:table-cell>
        </table:table-row>
        <table:table-row table:style-name="Tabla1.1">
          <table:table-cell table:style-name="Tabla1.A1" office:value-type="string">
            <text:p text:style-name="P24">Fecha de notificación</text:p>
          </table:table-cell>
          <table:table-cell table:style-name="Tabla1.B8" office:value-type="string">
            <text:p text:style-name="P23"><text:a xlink:type="simple" xlink:href="py3o://function=%22o.date_of_notification%20and%20format_date(o.date_of_notification,%20'%25d/%25m/%25Y')%20or%20''%22" text:style-name="Internet_20_link" text:visited-style-name="Visited_20_Internet_20_Link"><text:span text:style-name="T33">function="o.date_of_notification and format_date(o.date_of_notification, '%d/%m/%Y') or ''"</text:span></text:a></text:p>
          </table:table-cell>
        </table:table-row>
      </table:table>
      <text:p text:style-name="P36"/>
      <text:p text:style-name="P22"><text:span text:style-name="T14">P</text:span><text:span text:style-name="T11">R</text:span><text:span text:style-name="T18">O</text:span><text:span text:style-name="T11">DUC</text:span><text:span text:style-name="T21">T</text:span><text:span text:style-name="T18">O</text:span><text:span text:style-name="T11">S</text:span><text:span text:style-name="T23"> </text:span><text:span text:style-name="T15">E</text:span><text:span text:style-name="T24">M</text:span><text:span text:style-name="T15">P</text:span><text:span text:style-name="T12">L</text:span><text:span text:style-name="T24">E</text:span><text:span text:style-name="T25">A</text:span><text:span text:style-name="T26">D</text:span><text:span text:style-name="T19">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23"><text:span text:style-name="T11">N</text:span><text:span text:style-name="T18">o</text:span><text:span text:style-name="T11">m</text:span><text:span text:style-name="T18">b</text:span><text:span text:style-name="T14">r</text:span><text:span text:style-name="T11">e comercial:</text:span></text:p>
          </table:table-cell>
          <table:table-cell table:style-name="Tabla2.B1" office:value-type="string">
            <text:p text:style-name="Default"><text:a xlink:type="simple" xlink:href="py3o://function=%22'%20,%20'.join(o.used_product_ids.mapped('name'))%22" text:style-name="Internet_20_link" text:visited-style-name="Visited_20_Internet_20_Link"><text:span text:style-name="T30">function="' , '.join(o.used_product_ids.mapped('name'))"</text:span></text:a></text:p>
          </table:table-cell>
        </table:table-row>
        <table:table-row table:style-name="Tabla2.2">
          <table:table-cell table:style-name="Tabla2.A1" office:value-type="string">
            <text:p text:style-name="P30">Nº Registro (Biocida):</text:p>
          </table:table-cell>
          <table:table-cell table:style-name="Tabla2.B2" office:value-type="string">
            <text:p text:style-name="Standard"><text:a xlink:type="simple" xlink:href="py3o://function=%22'%20,%20'.join(o.used_product_ids.filtered('registration_no').mapped('registration_no'))%22" text:style-name="Internet_20_link" text:visited-style-name="Visited_20_Internet_20_Link"><text:span text:style-name="T37">function="' , '.join(o.used_product_ids.filtered('registration_no').mapped('registration_no'))"</text:span></text:a></text:p>
          </table:table-cell>
        </table:table-row>
        <table:table-row table:style-name="Tabla2.3">
          <table:table-cell table:style-name="Tabla2.A1" office:value-type="string">
            <text:p text:style-name="P31">Protocolo seguido:</text:p>
          </table:table-cell>
          <table:table-cell table:style-name="Tabla2.B3" office:value-type="string">
            <text:p text:style-name="P19">DESINFECCIÓN QUÍMICA AFCH: </text:p>
            <text:list xml:id="list3863808653" text:style-name="WWNum6">
              <text:list-item>
                <text:p text:style-name="P45">Comprobar que el pH del agua se encuentra entre 7 y 8. Se clorará el aljibe con Hipoclorito Sódico hasta alcanzar una concentración de cloro residual libre de 20 - 30 ppm (mg/L).</text:p>
              </text:list-item>
              <text:list-item>
                <text:p text:style-name="P45">Posteriormente se hará llegar a todos los puntos terminales hasta que se alcance una concentración entre 1-2 ppm (mg/L).</text:p>
              </text:list-item>
              <text:list-item>
                <text:p text:style-name="P45">Una vez comprobada, esta situación se mantendrá al menos durante 3 o 2 horas respectivamente. </text:p>
              </text:list-item>
              <text:list-item>
                <text:p text:style-name="P45">Para concluir la desinfección y poder vaciar, se deberá neutralizar la cantidad de cloro residual libre existente y vaciar toda el agua del aljibe.</text:p>
              </text:list-item>
              <text:list-item>
                <text:p text:style-name="P45">Se limpiarán las paredes del aljibe a fondo, eliminando incrustaciones si existiesen y realizando las reparaciones necesarias.</text:p>
              </text:list-item>
              <text:list-item>
                <text:p text:style-name="P46"><text:span text:style-name="T28">Se aclarará con agua limpia y se volverá a llenar la instalación, y si se utiliza cloro como desinfectante, se comprobará que se alcanza el nivel </text:span><text:bookmark text:name="_GoBack"/><text:span text:style-name="T28">habitual (0,2-1 mg/L de cloro residual libre).</text:span></text:p>
              </text:list-item>
            </text:list>
            <text:p text:style-name="P37"/>
            <text:p text:style-name="P19">DESINFECCIÓN DE PUNTOS TERMINALES: </text:p>
            <text:list xml:id="list4227171484" text:style-name="WWNum5">
              <text:list-item>
                <text:p text:style-name="P47">Desmontando previamente de cada elemento, se limpiará a fondo con cepillos duros, eliminando así toda incrustación y asentamiento de material orgánico/inorgánico (adherencias).</text:p>
              </text:list-item>
              <text:list-item>
                <text:p text:style-name="P48">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8">Transcurrido el tiempo, se aclararán con abundante agua fría.</text:p>
              </text:list-item>
              <text:list-item>
                <text:p text:style-name="P48">Se volverán a montar cambiando aquellas piezas que por el tiempo o el uso estén deterioradas así como juntas, gomas, etc. </text:p>
              </text:list-item>
            </text:list>
            <text:p text:style-name="P38"/>
            <text:p text:style-name="P21">Se tomó una muestra para analítica de Legionella transcurridos 15 días desde la desinfección. <text:s text:c="20"/></text:p>
            <text:p text:style-name="P20">Código muestra:</text:p>
            <text:p text:style-name="P16"><text:a xlink:type="simple" xlink:href="py3o://function=%22'%20,%20'.join([x.code%20+%20'%20-%20'%20+%20x.type_product_id.name%20for%20x%20in%20o.legionella_products_id])%22" text:style-name="Internet_20_link" text:visited-style-name="Visited_20_Internet_20_Link"><text:span text:style-name="T35">function="' , '.join([x.code + ' - ' + x.type_product_id.name for x in o.legionella_products_id])"</text:span></text:a></text:p>
          </table:table-cell>
        </table:table-row>
        <table:table-row table:style-name="Tabla2.4">
          <table:table-cell table:style-name="Tabla2.A1" office:value-type="string">
            <text:p text:style-name="P25">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2">Dosis empleada</text:p>
          </table:table-cell>
          <table:table-cell table:style-name="Tabla2.B5" office:value-type="string">
            <text:p text:style-name="P15"/>
          </table:table-cell>
        </table:table-row>
        <table:table-row table:style-name="Tabla2.6">
          <table:table-cell table:style-name="Tabla2.A1" office:value-type="string">
            <text:p text:style-name="P32">Tiempo de actuación</text:p>
          </table:table-cell>
          <table:table-cell table:style-name="Tabla2.B6" office:value-type="string">
            <text:p text:style-name="P15"/>
          </table:table-cell>
        </table:table-row>
      </table:table>
      <text:p text:style-name="P39"/>
      <table:table table:name="Tabla3" table:style-name="Tabla3">
        <table:table-column table:style-name="Tabla3.A"/>
        <table:table-column table:style-name="Tabla3.B"/>
        <table:table-column table:style-name="Tabla3.C"/>
        <table:table-column table:style-name="Tabla3.D"/>
        <table:table-column table:style-name="Tabla3.A"/>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9">APLICADOR DEL TRATAMIENTO</text:p>
          </table:table-cell>
          <table:covered-table-cell/>
          <table:table-cell table:style-name="Tabla3.A1" table:number-columns-spanned="2" office:value-type="string">
            <text:p text:style-name="P10"><text:span text:style-name="T13">APLICADOR DEL TRATAMIENTO </text:span><text:span text:style-name="T16">2</text:span></text:p>
          </table:table-cell>
          <table:covered-table-cell/>
        </table:table-row>
        <table:table-row table:style-name="Tabla3.2">
          <table:table-cell table:style-name="Tabla3.A2" office:value-type="string">
            <text:p text:style-name="P26">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26">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7">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3">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3">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4">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3">Lugar y fecha de realización del curso / formación</text:p>
          </table:table-cell>
          <table:table-cell table:style-name="Tabla3.B4" office:value-type="string">
            <text:p text:style-name="P43"><text:user-field-get text:name="py3o.o.manager_id.place_completion_course">manager_id.place_completion_course</text:user-field-get></text:p>
            <text:p text:style-name="P43"><text:user-field-get text:name="py3o.o.manager_id.date_completion_course">manager_id.date_completion_course</text:user-field-get></text:p>
          </table:table-cell>
          <table:table-cell table:style-name="Tabla3.C4" office:value-type="string">
            <text:p text:style-name="P33">Lugar y fecha de realización del curso / formación</text:p>
          </table:table-cell>
          <table:table-cell table:style-name="Tabla3.D4" office:value-type="string">
            <text:p text:style-name="P29"><text:user-field-get text:name="py3o.o.treatment_applicator1.place_completion_course">treatment_applicator1.place_completion_course</text:user-field-get></text:p>
            <text:p text:style-name="P29"><text:user-field-get text:name="py3o.o.treatment_applicator1.date_completion_course">treatment_applicator1.date_completion_course</text:user-field-get></text:p>
          </table:table-cell>
          <table:table-cell table:style-name="Tabla3.E4" office:value-type="string">
            <text:p text:style-name="P35">Lugar y fecha de realización del curso / formación</text:p>
          </table:table-cell>
          <table:table-cell table:style-name="Tabla3.F4" office:value-type="string">
            <text:p text:style-name="P29"><text:user-field-get text:name="py3o.o.treatment_applicator2.place_completion_course">treatment_applicator2.place_completion_course</text:user-field-get></text:p>
            <text:p text:style-name="P29"><text:user-field-get text:name="py3o.o.treatment_applicator2.date_completion_course">treatment_applicator2.date_completion_course</text:user-field-get></text:p>
          </table:table-cell>
        </table:table-row>
      </table:table>
      <text:p text:style-name="P39"/>
      <text:p text:style-name="P13"><draw:frame draw:style-name="fr1" draw:name="Marco1" text:anchor-type="paragraph" svg:x="2.295cm" svg:y="0.198cm" svg:width="9.742cm" draw:z-index="2"><draw:text-box fo:min-height="0.041cm"><table:table table:name="Tabla4" table:style-name="Tabla4"><table:table-column table:style-name="Tabla4.A"/><table:table-column table:style-name="Tabla4.B"/><table:table-row table:style-name="Tabla4.1"><table:table-cell table:style-name="Tabla4.A1" office:value-type="string"><text:p text:style-name="P40"><text:span text:style-name="T10">Fe</text:span><text:span text:style-name="T17">c</text:span><text:span text:style-name="T10">ha de </text:span><text:span text:style-name="T22">p</text:span><text:span text:style-name="T17">r</text:span><text:span text:style-name="T10">e</text:span><text:span text:style-name="T17">s</text:span><text:span text:style-name="T22">t</text:span><text:span text:style-name="T10">a</text:span><text:span text:style-name="T17">c</text:span><text:span text:style-name="T10">ión</text:span><text:span text:style-name="T20"> </text:span><text:span text:style-name="T10">del</text:span><text:span text:style-name="T27"> s</text:span><text:span text:style-name="T10">e</text:span><text:span text:style-name="T17">r</text:span><text:span text:style-name="T27">v</text:span><text:span text:style-name="T10">ic</text:span><text:span text:style-name="T17">i</text:span><text:span text:style-name="T10">o: </text:span><text:span text:style-name="T9"><text:tab/></text:span></text:p></table:table-cell><table:table-cell table:style-name="Tabla4.A1" office:value-type="string"><text:p text:style-name="P41"/></table:table-cell></table:table-row></table:table></draw:text-box></draw:frame></text:p>
      <text:p text:style-name="P12"/>
      <text:p text:style-name="P12"/>
      <table:table table:name="Tabla6" table:style-name="Tabla6">
        <table:table-column table:style-name="Tabla6.A"/>
        <table:table-column table:style-name="Tabla6.B"/>
        <table:table-row table:style-name="Tabla6.1">
          <table:table-cell table:style-name="Tabla6.A1" office:value-type="string">
            <text:p text:style-name="P14">FIRMA RESPONSIBLE TÉCNICO</text:p>
          </table:table-cell>
          <table:table-cell table:style-name="Tabla6.A1" office:value-type="string">
            <text:p text:style-name="P14">FIRMA RESPONSIBLE INSTALACIÓN</text:p>
          </table:table-cell>
        </table:table-row>
        <table:table-row table:style-name="Tabla6.2">
          <table:table-cell table:style-name="Tabla6.A2" office:value-type="string">
            <text:p text:style-name="P18"><text:user-field-get text:name="py3o.o.manager_id.name">manager_id.name</text:user-field-get></text:p>
            <text:p text:style-name="P18"><text:user-field-get text:name="py3o.o.manager_id.identification_id">manager_id.identification_id</text:user-field-get></text:p>
          </table:table-cell>
          <table:table-cell table:style-name="Tabla6.B2" office:value-type="string">
            <text:p text:style-name="P18"><text:span text:style-name="T38">NOMBRE: </text:span><text:user-field-get text:name="py3o.o.signer_name">signer_name</text:user-field-get></text:p>
            <text:p text:style-name="P18"><text:span text:style-name="T38">DNI: </text:span><text:user-field-get text:name="py3o.o.signer_id">signer_id</text:user-field-get></text:p>
          </table:table-cell>
        </table:table-row>
      </table:table>
      <text:p text:style-name="P17"><text:soft-page-break/><text:span text:style-name="T8"><text:tab/></text:span><text:a xlink:type="simple" xlink:href="py3o:///for" text:style-name="Internet_20_link" text:visited-style-name="Visited_20_Internet_20_Link"><text:span text:style-name="T3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officeooo:rsid="006845f0" officeooo:paragraph-rsid="001464a1"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1"><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8</meta:editing-cycles>
    <meta:print-date>2015-05-14T22:33:00</meta:print-date>
    <meta:creation-date>2017-11-11T18:19:00</meta:creation-date>
    <dc:date>2020-10-08T02:02:22.046919299</dc:date>
    <meta:editing-duration>PT50M2S</meta:editing-duration>
    <meta:generator>LibreOffice/6.0.7.3$Linux_X86_64 LibreOffice_project/00m0$Build-3</meta:generator>
    <meta:document-statistic meta:table-count="6" meta:image-count="1" meta:object-count="0" meta:page-count="2" meta:paragraph-count="80" meta:word-count="472" meta:character-count="3749" meta:non-whitespace-character-count="3327"/>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